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39">
      <style:paragraph-properties/>
    </style:style>
    <style:style style:parent-style-name="601" style:family="paragraph" style:name="P40">
      <style:paragraph-properties/>
    </style:style>
    <style:style style:parent-style-name="601" style:family="paragraph" style:name="P41">
      <style:paragraph-properties/>
    </style:style>
    <style:style style:parent-style-name="601" style:family="paragraph" style:name="P42">
      <style:paragraph-properties/>
    </style:style>
    <style:style style:parent-style-name="601" style:family="paragraph" style:name="P43">
      <style:paragraph-properties/>
    </style:style>
    <style:style style:parent-style-name="601" style:family="paragraph" style:name="P44">
      <style:paragraph-properties/>
    </style:style>
    <style:style style:family="text" style:name="T24">
      <style:text-properties/>
    </style:style>
    <style:style style:parent-style-name="601" style:family="paragraph" style:name="P45">
      <style:paragraph-properties/>
    </style:style>
    <style:style style:family="text" style:name="T25">
      <style:text-properties/>
    </style:style>
    <style:style style:family="text" style:name="T26">
      <style:text-properties/>
    </style:style>
    <style:style style:parent-style-name="601" style:family="paragraph" style:name="P46">
      <style:paragraph-properties/>
    </style:style>
    <style:style style:family="text" style:name="T27">
      <style:text-properties/>
    </style:style>
    <style:style style:family="text" style:name="T28">
      <style:text-properties/>
    </style:style>
    <style:style style:parent-style-name="601" style:family="paragraph" style:name="P47">
      <style:paragraph-properties/>
    </style:style>
    <style:style style:parent-style-name="601" style:family="paragraph" style:name="P48">
      <style:text-properties/>
      <style:paragraph-properties/>
    </style:style>
    <style:style style:family="text" style:name="T29">
      <style:text-properties/>
    </style:style>
    <style:style style:family="text" style:name="T30">
      <style:text-properties/>
    </style:style>
    <style:style style:parent-style-name="601" style:family="paragraph" style:name="P49">
      <style:paragraph-properties/>
    </style:style>
    <style:style style:parent-style-name="601" style:family="paragraph" style:name="P50">
      <style:paragraph-properties/>
    </style:style>
    <style:style style:family="text" style:name="T31">
      <style:text-properties/>
    </style:style>
    <style:style style:family="text" style:name="T32">
      <style:text-properties/>
    </style:style>
  </office:automatic-styles>
  <office:body>
    <office:text text:use-soft-page-breaks="true">
      <text:p text:style-name="P39"><text:span>EF3</text:span><text:span/></text:p>
      <text:p text:style-name="P40"><text:span/><text:span/></text:p>
      <text:p text:style-name="P41"><text:span/><text:span/></text:p>
      <text:p text:style-name="P42"><text:span>Pour faire le diagramme des classes de l’application Trello Lite+, nous avons réutilisé notre SR/</text:span><text:span>MCD </text:span><text:span> et notre analyse fonctionnelle du projet en notant bien s’il n’y avait ne serait c</text:span><text:span>e qu’un héritage entre les futurs Classes à représenter. Pour le diagramme des interactions nous nous sommes concentrés sur la représentation des fonctions principales et en mettant certaine fonctions secondaire en opérations sur la classe correspondante. </text:span><text:span>Nous avons aussi fusionner certaines fonctions principales entre elle car elles étaient similaires et ne nécessitaient pas de classes spéciales.</text:span><text:span/><text:span/></text:p>
      <text:p text:style-name="P43"><text:span/><text:span/><text:span/></text:p>
      <text:p text:style-name="P44"><text:span><text:s/></text:span><text:span>Concernant le </text:span><text:span>MCD</text:span><text:span> nous nous en sommes servis pour vérifier les différentes relations entre les différentes classes du projet </text:span><text:span>mais aussi les éléments qui les compose grâce au SR.</text:span><text:span text:style-name="T24"/><text:span/></text:p>
      <text:p text:style-name="P45"><text:span text:style-name="T25"/><text:span text:style-name="T26"/><text:span/></text:p>
      <text:p text:style-name="P46"><text:span text:style-name="T27">Pour le diagramme de séquences en analyse on a réparti en plusieurs petit diagrammes pour chaque méthode et interactions entre les classes.</text:span><text:span text:style-name="T28"/><text:span/></text:p>
      <text:p text:style-name="P47"><text:span/><text:span/><text:span/></text:p>
      <text:p text:style-name="P48"><text:span text:style-name="T29">Pour faire le diagramme de séquences en conception, on s’est servi du diagramme de Classe ainsi que du diagramme de cas d’utilisation.</text:span><text:span text:style-name="T30"/><text:span/></text:p>
      <text:p text:style-name="P49"><text:span/><text:span/></text:p>
      <text:p text:style-name="P50"><text:span text:style-name="T31"/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NSimSun" style:font-family-complex="Arial" fo:font-size="12pt" fo:language="fr" fo:country="FR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Heading" style:family="paragraph" style:name="602">
      <style:text-properties fo:font-family="Liberation Sans" style:font-family-asian="Microsoft YaHei" style:font-family-complex="Arial" fo:font-size="14pt"/>
      <style:paragraph-properties fo:margin-top="12pt" fo:margin-bottom="6pt"/>
    </style:style>
    <style:style style:parent-style-name="601" style:display-name="Text body" style:family="paragraph" style:name="603">
      <style:paragraph-properties fo:line-height="115%" fo:margin-top="0pt" fo:margin-bottom="7pt"/>
    </style:style>
    <style:style style:parent-style-name="603" style:display-name="List" style:family="paragraph" style:name="604">
      <style:text-properties style:font-family-complex="Arial"/>
    </style:style>
    <style:style style:parent-style-name="601" style:display-name="Caption" style:family="paragraph" style:name="605">
      <style:text-properties style:font-family-complex="Arial" fo:font-size="12pt" fo:font-style="italic"/>
      <style:paragraph-properties fo:margin-top="6pt" fo:margin-bottom="6pt"/>
    </style:style>
    <style:style style:parent-style-name="601" style:display-name="Index" style:family="paragraph" style:name="606">
      <style:text-properties style:font-family-complex="Arial"/>
    </style:style>
    <style:style style:class="default" style:display-name="Default Paragraph Font" style:family="text" style:name="634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49</meta:generator>
    <meta:initial-creator/>
    <meta:creation-date/>
    <meta:editing-cycles/>
    <meta:editing-duration/>
    <dc:date/>
    <dc:creator/>
    <meta:document-statistic/>
  </office:meta>
</office:document-meta>
</file>